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text-properties style:font-name="Calibri" fo:font-size="18pt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style:font-name="Calibri" fo:font-size="18pt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style:font-name="Calibri" fo:font-size="18pt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fo:color="#d4d4d4" style:font-name="Consolas" fo:font-size="12pt" fo:language="en" fo:country="US" fo:font-style="italic" style:text-underline-style="none" fo:font-weight="normal" fo:background-color="#1e1e1e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color="#d4d4d4" style:font-name="Consolas" fo:font-size="12pt" fo:language="ru" fo:country="RU" fo:font-style="normal" style:text-underline-style="none" fo:font-weight="normal" fo:background-color="#1e1e1e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text-properties fo:color="#d4d4d4" style:font-name="Consolas" fo:font-size="12pt" fo:language="ru" fo:country="RU" fo:font-style="italic" style:text-underline-style="none" fo:font-weight="normal" fo:background-color="#1e1e1e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style:line-height-at-least="0.582cm"/>
      <style:text-properties fo:color="#d4d4d4" fo:background-color="#1e1e1e"/>
    </style:style>
    <style:style style:name="P9" style:family="paragraph" style:parent-style-name="Standard">
      <style:paragraph-properties fo:break-before="page"/>
      <style:text-properties style:font-name="Calibri" fo:font-size="18pt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style:font-name="Calibri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style:font-name="Calibri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 style:list-style-name="L1">
      <style:text-properties style:font-name="Calibri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style:font-name="Calibri" fo:font-size="18pt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 style:list-style-name="L2">
      <style:text-properties style:font-name="Calibri" fo:font-size="18pt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text-properties style:font-name="Calibri" fo:font-size="18pt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text-properties style:font-name="Calibri" fo:font-size="18pt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 style:list-style-name="L2">
      <style:text-properties style:font-name="Calibri" fo:font-size="18pt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 style:list-style-name="L3">
      <style:text-properties style:font-name="Calibri" fo:font-size="18pt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text-properties style:font-name="Calibri" fo:font-size="18pt" fo:font-weight="bold"/>
    </style:style>
    <style:style style:name="P20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21" style:family="paragraph" style:parent-style-name="Standard">
      <style:text-properties fo:color="#d4d4d4" style:font-name="Consolas" fo:font-size="12pt" fo:language="en" fo:country="US" fo:font-style="italic" style:text-underline-style="none" fo:font-weight="normal" fo:background-color="#1e1e1e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paragraph-properties style:line-height-at-least="0.582cm"/>
      <style:text-properties fo:color="#d4d4d4" fo:background-color="#1e1e1e"/>
    </style:style>
    <style:style style:name="P23" style:family="paragraph" style:parent-style-name="Standard">
      <style:text-properties fo:color="#d4d4d4" style:font-name="Calibri" fo:font-size="18pt" fo:language="en" fo:country="US" fo:font-style="italic" style:text-underline-style="none" fo:font-weight="bold" fo:background-color="#1e1e1e" style:font-size-asian="18pt" style:font-style-asian="italic" style:font-weight-asian="bold" style:font-size-complex="18pt" style:font-style-complex="italic" style:font-weight-complex="bold"/>
    </style:style>
    <style:style style:name="P24" style:family="paragraph" style:parent-style-name="Standard">
      <style:paragraph-properties fo:break-before="page"/>
      <style:text-properties style:font-name="Calibri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dcdcaa"/>
    </style:style>
    <style:style style:name="T12" style:family="text">
      <style:text-properties fo:color="#dcdcaa" fo:font-style="normal" style:font-style-asian="normal" style:font-weight-asian="normal" style:font-style-complex="normal" style:font-weight-complex="normal"/>
    </style:style>
    <style:style style:name="T13" style:family="text">
      <style:text-properties fo:color="#dcdcaa" style:font-name="Consolas" fo:font-size="12pt" fo:font-weight="normal"/>
    </style:style>
    <style:style style:name="T14" style:family="text">
      <style:text-properties fo:color="#dcdcaa" style:font-name="Consolas" fo:font-size="12pt" fo:language="ru" fo:country="RU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dcdcaa" fo:language="ru" fo:country="RU" fo:font-style="normal" style:font-style-asian="normal" style:font-weight-asian="normal" style:font-style-complex="normal" style:font-weight-complex="normal"/>
    </style:style>
    <style:style style:name="T16" style:family="text">
      <style:text-properties fo:color="#9cdcfe" fo:font-style="normal" style:font-style-asian="normal" style:font-weight-asian="normal" style:font-style-complex="normal" style:font-weight-complex="normal"/>
    </style:style>
    <style:style style:name="T17" style:family="text">
      <style:text-properties fo:color="#9cdcfe" style:font-name="Consolas" fo:font-size="12pt" fo:font-weight="normal"/>
    </style:style>
    <style:style style:name="T18" style:family="text">
      <style:text-properties fo:color="#9cdcfe" style:font-name="Consolas" fo:font-size="12pt" fo:language="ru" fo:country="RU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569cd6"/>
    </style:style>
    <style:style style:name="T20" style:family="text">
      <style:text-properties fo:color="#569cd6" fo:font-style="normal" style:font-style-asian="normal" style:font-weight-asian="normal" style:font-style-complex="normal" style:font-weight-complex="normal"/>
    </style:style>
    <style:style style:name="T21" style:family="text">
      <style:text-properties fo:color="#569cd6" style:font-name="Consolas" fo:font-size="12pt" fo:font-weight="normal"/>
    </style:style>
    <style:style style:name="T22" style:family="text">
      <style:text-properties fo:color="#569cd6" style:font-name="Consolas" fo:font-size="12pt" fo:language="ru" fo:country="RU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569cd6" fo:language="ru" fo:country="RU" fo:font-style="normal" style:font-style-asian="normal" style:font-weight-asian="normal" style:font-style-complex="normal" style:font-weight-complex="normal"/>
    </style:style>
    <style:style style:name="T24" style:family="text">
      <style:text-properties fo:color="#c586c0"/>
    </style:style>
    <style:style style:name="T25" style:family="text">
      <style:text-properties fo:color="#c586c0" fo:language="ru" fo:country="RU" fo:font-style="normal" style:font-style-asian="normal" style:font-weight-asian="normal" style:font-style-complex="normal" style:font-weight-complex="normal"/>
    </style:style>
    <style:style style:name="T26" style:family="text">
      <style:text-properties fo:color="#c586c0" style:font-name="Consolas" fo:font-size="12pt" fo:font-weight="normal"/>
    </style:style>
    <style:style style:name="T27" style:family="text">
      <style:text-properties fo:color="#4fc1ff"/>
    </style:style>
    <style:style style:name="T28" style:family="text">
      <style:text-properties fo:color="#4fc1ff" fo:font-style="normal" style:font-style-asian="normal" style:font-weight-asian="normal" style:font-style-complex="normal" style:font-weight-complex="normal"/>
    </style:style>
    <style:style style:name="T29" style:family="text">
      <style:text-properties fo:color="#4fc1ff" style:font-name="Consolas" fo:font-size="12pt" fo:font-weight="normal"/>
    </style:style>
    <style:style style:name="T30" style:family="text">
      <style:text-properties fo:color="#4fc1ff" fo:language="ru" fo:country="RU" fo:font-style="normal" style:font-style-asian="normal" style:font-weight-asian="normal" style:font-style-complex="normal" style:font-weight-complex="normal"/>
    </style:style>
    <style:style style:name="T31" style:family="text">
      <style:text-properties fo:color="#ce9178"/>
    </style:style>
    <style:style style:name="T32" style:family="text">
      <style:text-properties fo:color="#ce9178" style:font-name="Consolas" fo:font-size="12pt" fo:font-weight="normal"/>
    </style:style>
    <style:style style:name="T33" style:family="text">
      <style:text-properties fo:color="#ce9178" style:font-name="Consolas" fo:font-size="12pt" fo:language="ru" fo:country="RU" fo:font-style="normal" style:text-underline-style="none" fo:font-weight="normal" fo:background-color="#1e1e1e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ce9178" fo:language="ru" fo:country="RU" fo:font-style="normal" style:font-style-asian="normal" style:font-weight-asian="normal" style:font-style-complex="normal" style:font-weight-complex="normal"/>
    </style:style>
    <style:style style:name="T35" style:family="text">
      <style:text-properties style:font-name="Consolas" fo:font-size="12pt" fo:font-weight="normal"/>
    </style:style>
    <style:style style:name="T36" style:family="text">
      <style:text-properties style:font-name="Consolas" fo:font-size="12pt" fo:language="ru" fo:country="RU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dux toolkit </text:p>
      <text:p text:style-name="P1">и так, у нас есть след проблемы: </text:p>
      <text:list xml:id="list3602688281045599687" text:style-name="L1">
        <text:list-item>
          <text:p text:style-name="P12">очень много повторение кода при создании <text:span text:style-name="T1">reducer'</text:span>ов и <text:span text:style-name="T1">actionCreator'</text:span>ов (шаблонный код)</text:p>
        </text:list-item>
        <text:list-item>
          <text:p text:style-name="P12">Хочется разбивать код на куски</text:p>
        </text:list-item>
        <text:list-item>
          <text:p text:style-name="P12">неудобное создание стора</text:p>
        </text:list-item>
        <text:list-item>
          <text:p text:style-name="P12">неудобно сохранять иммутабельность при сильно вложенных структур и что то менять внутри. Например, каждый объект героев содержал бы поля, которые были бы объектами и где то внутри нам пришлось бы поменять характеристику. </text:p>
        </text:list-item>
      </text:list>
      <text:p text:style-name="P1"/>
      <text:p text:style-name="P1">И так. Мы можем к <text:span text:style-name="T1">create-reat-app . </text:span>Добавить --<text:span text:style-name="T1">template redux, </text:span>то к нам добавится <text:span text:style-name="T1">redux. </text:span></text:p>
      <text:p text:style-name="P4"><text:tab/></text:p>
      <text:p text:style-name="P2"><text:span text:style-name="T1">configureStore() </text:span><text:span text:style-name="T10">- позволяет автоматически удобно комбинировать </text:span><text:span text:style-name="T2">reducer</text:span><text:span text:style-name="T10">ы, подключать доп функционал (типа </text:span><text:span text:style-name="T2">middlewares or enhancers</text:span><text:span text:style-name="T10">), автоматически включать девтулз. </text:span></text:p>
      <text:p text:style-name="P1"/>
      <text:p text:style-name="P2"><text:span text:style-name="T10"><text:s/>Разбор </text:span><text:span text:style-name="T2">middlewares </text:span><text:span text:style-name="T10">из </text:span><text:span text:style-name="T2">redux-toolkit:</text:span></text:p>
      <text:list xml:id="list3087822049597565145" text:style-name="L2">
        <text:list-item>
          <text:p text:style-name="P14"><text:span text:style-name="T2">serializability middleware – </text:span><text:span text:style-name="T10">служит для того, чтобы проверять что в сторе у нас нет данных, которые не должны быть там (символы, промисы, функции).</text:span></text:p>
        </text:list-item>
        <text:list-item>
          <text:p text:style-name="P17"><text:span text:style-name="T10">Immutability middleware – </text:span><text:span text:style-name="T4">служит для обнаружения мутаций в нашем сторе. </text:span></text:p>
        </text:list-item>
        <text:list-item>
          <text:p text:style-name="P17"><text:span text:style-name="T10">Thunk middleware —</text:span><text:span text:style-name="T4"> нужен для асинхронных запросов</text:span></text:p>
        </text:list-item>
      </text:list>
      <text:p text:style-name="P1"/>
      <text:p text:style-name="P3"><text:span text:style-name="T4">все они по умолчанию включены, если подставить команду </text:span><text:span text:style-name="T10">getDefaultMiddleware().</text:span></text:p>
      <text:p text:style-name="P4"/>
      <text:p text:style-name="P5"><text:span text:style-name="T12">middleware</text:span><text:span text:style-name="T16">:</text:span><text:span text:style-name="T9"> </text:span><text:span text:style-name="T12">getDefaultMiddleware</text:span><text:span text:style-name="T9"> </text:span><text:span text:style-name="T20">=&gt;</text:span><text:span text:style-name="T9"> </text:span><text:span text:style-name="T12">getDefaultMiddleware</text:span><text:span text:style-name="T9">.</text:span><text:span text:style-name="T12">concat</text:span><text:span text:style-name="T9">(</text:span><text:span text:style-name="T12">stringMiddleware</text:span><text:span text:style-name="T9">),</text:span></text:p>
      <text:p text:style-name="P3"><text:span text:style-name="T10"><text:s/></text:span><text:span text:style-name="T4">так мы добавим еще наш собственный мидлваре.</text:span></text:p>
      <text:p text:style-name="P1"><text:soft-page-break/></text:p>
      <text:p text:style-name="P3"><text:span text:style-name="T4">Также есть </text:span><text:span text:style-name="T10">preloadedState, </text:span><text:span text:style-name="T4">он позволяет задать начальное состояние нашего хранилища. </text:span></text:p>
      <text:p text:style-name="P3"><text:span text:style-name="T4">И </text:span><text:span text:style-name="T10">EnhancedStore, </text:span><text:span text:style-name="T4">куда мы должны передать массив в это св-во.</text:span></text:p>
      <text:p text:style-name="P1"/>
      <text:p text:style-name="P1"/>
      <text:p text:style-name="P3"><text:span text:style-name="T3">Функция </text:span>createAction.</text:p>
      <text:p text:style-name="P1">Она используется довольно редко и <text:span text:style-name="T1">createReducer, </text:span>тк есть функция <text:span text:style-name="T1">createSlice, </text:span>которая объединяет их.</text:p>
      <text:p text:style-name="P1"/>
      <text:p text:style-name="P1">Однако ознакомимся. Когда мы создаем <text:span text:style-name="T1">actionCreator</text:span>ы, у нас получает много одинакового кода, который нужно сократить. </text:p>
      <text:p text:style-name="P1"/>
      <text:p text:style-name="P1">Эта функция принимает два аргумента — тип действия и вспомогательную функцию </text:p>
      <text:p text:style-name="P6"><text:span text:style-name="T24">export</text:span> <text:span text:style-name="T19">const</text:span> <text:span text:style-name="T27">heroesFetching</text:span> = <text:span text:style-name="T11">createAction</text:span>(<text:span text:style-name="T31">'HEROES_FETCHING'</text:span>)</text:p>
      <text:p text:style-name="P4">payload <text:span text:style-name="T3">подставится автоматически.</text:span></text:p>
      <text:p text:style-name="P1"/>
      <text:p text:style-name="P4"><text:span text:style-name="T3">В </text:span>reducer <text:span text:style-name="T3">нужно стараться передавать не больше одного поля!!! </text:span></text:p>
      <text:p text:style-name="P1"/>
      <text:p text:style-name="P1">Иначе мы можем сделать так:</text:p>
      <text:p text:style-name="P1"/>
      <text:p text:style-name="P4">const addTodo =createAction('todos/add', function propare(text) {</text:p>
      <text:p text:style-name="P4"><text:tab/>return {</text:p>
      <text:p text:style-name="P4"><text:tab/><text:tab/>payload: {</text:p>
      <text:p text:style-name="P4"><text:tab/><text:tab/><text:tab/>text, id: uuid(), createAt:new Date.toISOString()</text:p>
      <text:p text:style-name="P4"><text:tab/><text:tab/>}</text:p>
      <text:p text:style-name="P4"><text:tab/>}</text:p>
      <text:p text:style-name="P4">})</text:p>
      <text:p text:style-name="P1">Также всегда в эту функцию нужно передавать строки!!!</text:p>
      <text:p text:style-name="P9"/>
      <text:p text:style-name="P2"><text:tab/><text:span text:style-name="T1">createReducer —</text:span><text:span text:style-name="T10"> облегчает написание функции редьюсера.</text:span></text:p>
      <text:p text:style-name="P1"/>
      <text:p text:style-name="P2"><text:span text:style-name="T10">Чтобы это использовать, понадобятся </text:span><text:span text:style-name="T2">action creator</text:span><text:span text:style-name="T10">ы, которые будут импортированы в этот редьюсер. </text:span></text:p>
      <text:p text:style-name="P1"/>
      <text:p text:style-name="P2"><text:span text:style-name="T10">Когда мы работаем с </text:span><text:span text:style-name="T2">createReducer, </text:span><text:span text:style-name="T10">то тулкит автоматически активирует библиотеку </text:span><text:span text:style-name="T2">immer, </text:span><text:span text:style-name="T10">которая упрощает работу с иммутабельностью, а это значит что мы можем писать функционал по прямому изменению стейта визуально. Те</text:span></text:p>
      <text:p text:style-name="P7"><text:span text:style-name="T20">const</text:span><text:span text:style-name="T9"> </text:span><text:span text:style-name="T12">heroes</text:span><text:span text:style-name="T9"> = </text:span><text:span text:style-name="T12">createReducer</text:span><text:span text:style-name="T9">(</text:span><text:span text:style-name="T28">initialState</text:span><text:span text:style-name="T9">, (</text:span><text:span text:style-name="T16">builder</text:span><text:span text:style-name="T9">) </text:span><text:span text:style-name="T20">=&gt;</text:span><text:span text:style-name="T9"> {</text:span></text:p>
      <text:p text:style-name="P8">  <text:span text:style-name="T17">builder</text:span><text:span text:style-name="T35">.</text:span><text:span text:style-name="T13">addCase</text:span><text:span text:style-name="T35">(</text:span><text:span text:style-name="T29">heroesFetching</text:span><text:span text:style-name="T35">, (</text:span><text:span text:style-name="T17">state</text:span><text:span text:style-name="T35">) </text:span><text:span text:style-name="T21">=&gt;</text:span><text:span text:style-name="T35"> {</text:span></text:p>
      <text:p text:style-name="P8">    <text:span text:style-name="T17">state</text:span><text:span text:style-name="T35">.</text:span><text:span text:style-name="T17">heroesLoadingStatus</text:span><text:span text:style-name="T35"> = </text:span><text:span text:style-name="T32">'loading'</text:span></text:p>
      <text:p text:style-name="P8">  <text:span text:style-name="T35">})</text:span></text:p>
      <text:p text:style-name="P20">})</text:p>
      <text:p text:style-name="P2"><text:span text:style-name="T10">Без </text:span><text:span text:style-name="T2">immer </text:span><text:span text:style-name="T10">мы не можем напрямую взять и мутировать. А с ней могем ебат !</text:span></text:p>
      <text:p text:style-name="P1">Также она ничего не возвращает. Итд</text:p>
      <text:p text:style-name="P2"><text:span text:style-name="T10">Еще у объекта </text:span><text:span text:style-name="T2">builder </text:span><text:span text:style-name="T10">есть метод </text:span><text:span text:style-name="T2">addMatcher, </text:span><text:span text:style-name="T10">он позволяет фильтровать входящий </text:span><text:span text:style-name="T2">action. </text:span></text:p>
      <text:p text:style-name="P1"/>
      <text:p text:style-name="P24"/>
      <text:p text:style-name="P2"><text:span text:style-name="T10"><text:tab/></text:span><text:span text:style-name="T2">c</text:span><text:span text:style-name="T1">reateSlice() </text:span><text:span text:style-name="T10">- объединяет два прошлых.</text:span></text:p>
      <text:p text:style-name="P1"/>
      <text:p text:style-name="P1">В результате работы этого метода, мы получаем объект слайс.</text:p>
      <text:p text:style-name="P1">Принимает в себя 4 разных аргумента;</text:p>
      <text:list xml:id="list5467137520192611400" text:style-name="L3">
        <text:list-item>
          <text:p text:style-name="P18"><text:span text:style-name="T10">name – </text:span><text:span text:style-name="T4">пространство имен создаваемых действий.</text:span></text:p>
        </text:list-item>
        <text:list-item>
          <text:p text:style-name="P18"><text:span text:style-name="T10">InitialState – </text:span><text:span text:style-name="T4">начальное состояние </text:span><text:span text:style-name="T10">reducer</text:span><text:span text:style-name="T4">а</text:span></text:p>
        </text:list-item>
        <text:list-item>
          <text:p text:style-name="P18"><text:span text:style-name="T10">reducers —</text:span><text:span text:style-name="T4"> объект с обработчиками</text:span></text:p>
        </text:list-item>
        <text:list-item>
          <text:p text:style-name="P18"><text:span text:style-name="T10">extraReducers – </text:span><text:span text:style-name="T4">объект который содержит </text:span><text:span text:style-name="T10">reducer</text:span><text:span text:style-name="T4">ы другого среза, данный параметр может понадобится в случае необходимости обновления объекта, относившиеся к другому срезу. Например если бы мы хотели что то поменять в фильтрах.</text:span></text:p>
        </text:list-item>
      </text:list>
      <text:p text:style-name="P1"/>
      <text:p text:style-name="P1">По итогу нам не нужно будет разделять все на отдельные файлы и отдельные сущности, у нас все будет в одном месте. Это тот же редакс. </text:p>
      <text:p text:style-name="P1"/>
      <text:p text:style-name="P3"><text:span text:style-name="T4">И так внутри </text:span><text:span text:style-name="T10">reducers (3), </text:span><text:span text:style-name="T4">мы должны написать какие события будут происходить внутри наших редьюсеров, те у нас будет св-во внутри которого будет лежать ф-ция принимающая аргументами </text:span><text:span text:style-name="T10">state </text:span><text:span text:style-name="T4">и a</text:span><text:span text:style-name="T10">ction </text:span><text:span text:style-name="T4">и что то делать с стором. Внутри будут лежать </text:span><text:span text:style-name="T10">action creator</text:span><text:span text:style-name="T4">ы:</text:span></text:p>
      <text:p text:style-name="P5"><text:span text:style-name="T23">const</text:span><text:span text:style-name="T5"> </text:span><text:span text:style-name="T30">heroesSlice</text:span><text:span text:style-name="T5"> = </text:span><text:span text:style-name="T15">createSlice</text:span><text:span text:style-name="T5">({</text:span></text:p>
      <text:p text:style-name="P8">  <text:span text:style-name="T17">name:</text:span><text:span text:style-name="T35"> </text:span><text:span text:style-name="T32">'heroes'</text:span><text:span text:style-name="T35">,</text:span></text:p>
      <text:p text:style-name="P8">  <text:span text:style-name="T17">initialState</text:span><text:span text:style-name="T35">,</text:span></text:p>
      <text:p text:style-name="P8">  <text:span text:style-name="T17">reducers:</text:span><text:span text:style-name="T35"> {</text:span></text:p>
      <text:p text:style-name="P8">    <text:span text:style-name="T13">heroesFetching</text:span><text:span text:style-name="T17">:</text:span><text:span text:style-name="T35"> (</text:span><text:span text:style-name="T17">state</text:span><text:span text:style-name="T35">) </text:span><text:span text:style-name="T21">=&gt;</text:span><text:span text:style-name="T35"> {</text:span></text:p>
      <text:p text:style-name="P8">      <text:span text:style-name="T17">state</text:span><text:span text:style-name="T35">.</text:span><text:span text:style-name="T17">heroesLoadingStatus</text:span><text:span text:style-name="T35"> = </text:span><text:span text:style-name="T32">'loading'</text:span></text:p>
      <text:p text:style-name="P8">    <text:span text:style-name="T35">},</text:span></text:p>
      <text:p text:style-name="P1">…</text:p>
      <text:p text:style-name="P1"/>
      <text:p text:style-name="P2"><text:span text:style-name="T10">Сейчас слева мы создаем </text:span><text:span text:style-name="T2">actionCreator, </text:span><text:span text:style-name="T10">а справа подвязываем действие. (можно использовать мутации)</text:span></text:p>
      <text:p text:style-name="P1"/>
      <text:p text:style-name="P2"><text:soft-page-break/><text:span text:style-name="T10">Также есть особенность использования и создания </text:span><text:span text:style-name="T2">actionо</text:span><text:span text:style-name="T10">в когда нам нужно предварительно сделать что то с данными.</text:span></text:p>
      <text:p text:style-name="P1"><text:s/>Нам нужно поместить не функцию а объект с двумя полями:</text:p>
      <text:p text:style-name="P3"><text:span text:style-name="T10">reducer —</text:span><text:span text:style-name="T4"> то то нужно сделать со стейтом и </text:span><text:span text:style-name="T10">prepare – </text:span><text:span text:style-name="T4">получает какие то данные и дльше эта функция генерирует просто объект со св-вом </text:span><text:span text:style-name="T10">payload</text:span></text:p>
      <text:p text:style-name="P4"/>
      <text:p text:style-name="P4">addTodo:{</text:p>
      <text:p text:style-name="P4"><text:tab/>reducer: </text:p>
      <text:p text:style-name="P4"><text:tab/>prepare (text) =&gt; {</text:p>
      <text:p text:style-name="P4"><text:tab/><text:tab/>const id = uuid()</text:p>
      <text:p text:style-name="P4"><text:tab/><text:tab/>return {payload: {id, text}}</text:p>
      <text:p text:style-name="P4"><text:tab/>}</text:p>
      <text:p text:style-name="P4">}</text:p>
      <text:p text:style-name="P2"><text:span text:style-name="T10">Те </text:span><text:span text:style-name="T2">text, </text:span><text:span text:style-name="T10">это то, что нам придет из компонент как аргумент.</text:span></text:p>
      <text:p text:style-name="P1"/>
      <text:p text:style-name="P1"/>
      <text:p text:style-name="P1"/>
      <text:p text:style-name="P1"/>
      <text:p text:style-name="P1"/>
      <text:p text:style-name="P1"/>
      <text:p text:style-name="P3"><text:tab/>CreateAsyncThunk —<text:span text:style-name="T4"> и так, сейчас у нас есть в отдельном файле </text:span><text:span text:style-name="T10">actions </text:span><text:span text:style-name="T4">две большие комплексные функции, которые являются </text:span><text:span text:style-name="T10">actionCreator</text:span><text:span text:style-name="T4">ами, мы помним, что мы возвращаем внутри функцию, чтобы асинхронно работать с какими то действиями. </text:span><text:span text:style-name="T10">Redux thunk. Наша функция как раз этим и занимается.</text:span></text:p>
      <text:p text:style-name="P3"><text:span text:style-name="T10"/></text:p>
      <text:p text:style-name="P19"><text:span text:style-name="T6">Первый аргумент — тип действия в формате имя среза тип действия: </text:span><text:span text:style-name="T33">'heroes/fetchHeroes'</text:span></text:p>
      <text:p text:style-name="P2"><text:span text:style-name="T10">Второй аргумент — это ф-ция, которая должна вернуть промис, те асинхронный код. Она же в свою очередь принимает два параметра: </text:span></text:p>
      <text:p text:style-name="P2"><text:soft-page-break/><text:span text:style-name="T10">первый a</text:span><text:span text:style-name="T2">rg </text:span><text:span text:style-name="T10">— это то, что приходит нам при </text:span><text:span text:style-name="T2">dispatch </text:span><text:span text:style-name="T10"><text:s/>этого действия. Например: если бы мы хотели получать конкретного персонажа по </text:span><text:span text:style-name="T2">id, </text:span><text:span text:style-name="T10">то мы бы вызывали эту функцию с этим </text:span><text:span text:style-name="T2">id.</text:span></text:p>
      <text:p text:style-name="P2"><text:span text:style-name="T10">второй t</text:span><text:span text:style-name="T2">hunkAPI </text:span><text:span text:style-name="T10">— </text:span><text:span text:style-name="T2">api </text:span><text:span text:style-name="T10">самого </text:span><text:span text:style-name="T2">thunk</text:span><text:span text:style-name="T10">а (много плезного, можно получить доступ к </text:span><text:span text:style-name="T2">dispatch getState </text:span><text:span text:style-name="T10">итд).</text:span></text:p>
      <text:p text:style-name="P2"><text:span text:style-name="T10">Теперь внутри этой фнукции мы должны ебануть просто запрос.</text:span></text:p>
      <text:p text:style-name="P2"><text:span text:style-name="T10">На данном этапе мы создали новый </text:span><text:span text:style-name="T2">actionCreator </text:span><text:span text:style-name="T10">который лежит в </text:span><text:span text:style-name="T2">fetchHeroes, </text:span><text:span text:style-name="T10">мы должны как то запустить и как то обработать это.</text:span></text:p>
      <text:p text:style-name="P2"><text:span text:style-name="T10"/></text:p>
      <text:p text:style-name="P2"><text:span text:style-name="T10">Важно! </text:span><text:span text:style-name="T2">CreateAsyncThunk </text:span><text:span text:style-name="T10">возвращает три </text:span><text:span text:style-name="T2">actionCreator</text:span><text:span text:style-name="T10">а. Они называются </text:span><text:span text:style-name="T2">panding fulfilled rejected </text:span><text:span text:style-name="T10">(в промисах так называются их состояния)</text:span></text:p>
      <text:p text:style-name="P2"><text:span text:style-name="T10"/></text:p>
      <text:p text:style-name="P2"><text:span text:style-name="T10">Задача: обработать и запустить.</text:span></text:p>
      <text:p text:style-name="P2"><text:span text:style-name="T10"/></text:p>
      <text:p text:style-name="P2"><text:span text:style-name="T10">Тк мы создали их вне нашего среза, то они считаются сторонними и должны быть записаны в </text:span><text:span text:style-name="T2">extraReducers.</text:span></text:p>
      <text:p text:style-name="P2"><text:span text:style-name="T2"/></text:p>
      <text:p text:style-name="P2"><text:span text:style-name="T2">Pending – </text:span><text:span text:style-name="T10">идет запрос</text:span></text:p>
      <text:p text:style-name="P3"><text:span text:style-name="T10">fulfilled – </text:span><text:span text:style-name="T4">все прошло ок</text:span></text:p>
      <text:p text:style-name="P3"><text:span text:style-name="T10">rejected – </text:span><text:span text:style-name="T4">ошибка</text:span></text:p>
      <text:p text:style-name="P3"><text:span text:style-name="T4"/></text:p>
      <text:p text:style-name="P5"><text:span text:style-name="T25">export</text:span><text:span text:style-name="T5"> </text:span><text:span text:style-name="T23">const</text:span><text:span text:style-name="T5"> </text:span><text:span text:style-name="T30">fetchHeroes</text:span><text:span text:style-name="T5"> = </text:span><text:span text:style-name="T15">createAsyncThunk</text:span><text:span text:style-name="T5">(</text:span><text:span text:style-name="T34">'heroes/fetchHeroes'</text:span><text:span text:style-name="T5">, </text:span><text:span text:style-name="T23">async</text:span><text:span text:style-name="T5"> () </text:span><text:span text:style-name="T23">=&gt;</text:span><text:span text:style-name="T5"> {</text:span></text:p>
      <text:p text:style-name="P8">  <text:span text:style-name="T21">const</text:span><text:span text:style-name="T35"> { </text:span><text:span text:style-name="T13">request</text:span><text:span text:style-name="T35"> } = </text:span><text:span text:style-name="T13">useHttp</text:span><text:span text:style-name="T35">()</text:span></text:p>
      <text:p text:style-name="P8">  <text:span text:style-name="T26">return</text:span><text:span text:style-name="T35"> </text:span><text:span text:style-name="T26">await</text:span><text:span text:style-name="T35"> </text:span><text:span text:style-name="T13">request</text:span><text:span text:style-name="T35">(</text:span><text:span text:style-name="T32">'http://localhost:3001/heroes'</text:span><text:span text:style-name="T35">)</text:span></text:p>
      <text:p text:style-name="P20">})</text:p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<text:span text:style-name="T4">  </text:span><text:span text:style-name="T14">extraReducers</text:span><text:span text:style-name="T18">:</text:span><text:span text:style-name="T36"> (</text:span><text:span text:style-name="T18">builder</text:span><text:span text:style-name="T36">) </text:span><text:span text:style-name="T22">=&gt;</text:span><text:span text:style-name="T36"> {</text:span></text:p>
      <text:p text:style-name="P8">    <text:span text:style-name="T17">builder</text:span></text:p>
      <text:p text:style-name="P8">      <text:span text:style-name="T35">.</text:span><text:span text:style-name="T13">addCase</text:span><text:span text:style-name="T35">(</text:span><text:span text:style-name="T29">fetchHeroes</text:span><text:span text:style-name="T35">.</text:span><text:span text:style-name="T17">pending</text:span><text:span text:style-name="T35">, (</text:span><text:span text:style-name="T17">state</text:span><text:span text:style-name="T35">) </text:span><text:span text:style-name="T21">=&gt;</text:span><text:span text:style-name="T35"> {</text:span></text:p>
      <text:p text:style-name="P8">        <text:span text:style-name="T17">state</text:span><text:span text:style-name="T35">.</text:span><text:span text:style-name="T17">heroesLoadingStatus</text:span><text:span text:style-name="T35"> = </text:span><text:span text:style-name="T32">'loading'</text:span></text:p>
      <text:p text:style-name="P8">      <text:span text:style-name="T35">})</text:span></text:p>
      <text:p text:style-name="P8">      <text:span text:style-name="T35">.</text:span><text:span text:style-name="T13">addCase</text:span><text:span text:style-name="T35">(</text:span><text:span text:style-name="T29">fetchHeroes</text:span><text:span text:style-name="T35">.</text:span><text:span text:style-name="T17">fulfilled</text:span><text:span text:style-name="T35">, (</text:span><text:span text:style-name="T17">state</text:span><text:span text:style-name="T35">, </text:span><text:span text:style-name="T17">action</text:span><text:span text:style-name="T35">) </text:span><text:span text:style-name="T21">=&gt;</text:span><text:span text:style-name="T35"> {</text:span></text:p>
      <text:p text:style-name="P8">        <text:span text:style-name="T17">state</text:span><text:span text:style-name="T35">.</text:span><text:span text:style-name="T17">heroesLoadingStatus</text:span><text:span text:style-name="T35"> = </text:span><text:span text:style-name="T32">'idle'</text:span></text:p>
      <text:p text:style-name="P8">        <text:span text:style-name="T17">state</text:span><text:span text:style-name="T35">.</text:span><text:span text:style-name="T17">heroes</text:span><text:span text:style-name="T35"> = </text:span><text:span text:style-name="T17">action</text:span><text:span text:style-name="T35">.</text:span><text:span text:style-name="T17">payload</text:span></text:p>
      <text:p text:style-name="P8">      <text:span text:style-name="T35">})</text:span></text:p>
      <text:p text:style-name="P8">      <text:span text:style-name="T35">.</text:span><text:span text:style-name="T13">addCase</text:span><text:span text:style-name="T35">(</text:span><text:span text:style-name="T29">fetchHeroes</text:span><text:span text:style-name="T35">.</text:span><text:span text:style-name="T17">rejected</text:span><text:span text:style-name="T35">, (</text:span><text:span text:style-name="T17">state</text:span><text:span text:style-name="T35">) </text:span><text:span text:style-name="T21">=&gt;</text:span><text:span text:style-name="T35"> {</text:span></text:p>
      <text:p text:style-name="P8">        <text:span text:style-name="T17">state</text:span><text:span text:style-name="T35">.</text:span><text:span text:style-name="T17">heroesLoadingStatus</text:span><text:span text:style-name="T35"> = </text:span><text:span text:style-name="T32">'error'</text:span></text:p>
      <text:p text:style-name="P8">      <text:span text:style-name="T35">})</text:span></text:p>
      <text:p text:style-name="P8">      <text:span text:style-name="T35">.</text:span><text:span text:style-name="T13">addDefaultCase</text:span><text:span text:style-name="T35">(() </text:span><text:span text:style-name="T21">=&gt;</text:span><text:span text:style-name="T35"> {})</text:span></text:p>
      <text:p text:style-name="P8">  <text:span text:style-name="T35">},</text:span></text:p>
      <text:p text:style-name="P3"><text:span text:style-name="T4"/></text:p>
      <text:p text:style-name="P2"><text:span text:style-name="T10">ВАЖНО !!! мемоизированный хук </text:span><text:span text:style-name="T2">useHttp (useCallback) </text:span><text:span text:style-name="T10">внутри </text:span><text:span text:style-name="T2">createAsyncThunk </text:span><text:span text:style-name="T10">работать НЕ будет !!!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3"><text:tab/>createEntityAdapter –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49M46S</meta:editing-duration>
    <meta:editing-cycles>4</meta:editing-cycles>
    <meta:generator>OpenOffice/4.1.11$Win32 OpenOffice.org_project/4111m1$Build-9808</meta:generator>
    <dc:date>2022-01-23T12:35:17.25</dc:date>
    <meta:document-statistic meta:table-count="0" meta:image-count="0" meta:object-count="0" meta:page-count="7" meta:paragraph-count="107" meta:word-count="884" meta:character-count="6341"/>
    <meta:user-defined meta:name="Info 1"/>
    <meta:user-defined meta:name="Info 2"/>
    <meta:user-defined meta:name="Info 3"/>
    <meta:user-defined meta:name="Info 4"/>
  </office:meta>
</office:document-meta>
</file>